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1afa" officeooo:paragraph-rsid="000f1afa"/>
    </style:style>
    <style:style style:name="P2" style:family="paragraph" style:parent-style-name="Standard">
      <style:paragraph-properties fo:text-align="end" style:justify-single-word="false"/>
      <style:text-properties style:font-name="Arial" officeooo:rsid="000f1afa" officeooo:paragraph-rsid="000f1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jonazo historico</text:p>
      <text:p text:style-name="P1"/>
      <text:p text:style-name="P1"/>
      <text:p text:style-name="P1">RESUMEN CSS</text:p>
      <text:p text:style-name="P1">------------------------------------</text:p>
      <text:p text:style-name="P1">1. Selectores</text:p>
      <text:p text:style-name="P1">- * -&gt; Universal</text:p>
      <text:p text:style-name="P1">- &lt;etiqueta&gt; -&gt; Etiqueta (ej: p, h1, span) </text:p>
      <text:p text:style-name="P1">- .class -&gt; Atributo class (ej: class="rojo")</text:p>
      <text:p text:style-name="P1">- #id -&gt; Atributo id (1 solo por página)</text:p>
      <text:p text:style-name="P1"/>
      <text:p text:style-name="P1">- selector1, selector2 (afecta a 2 selectores distintos)</text:p>
      <text:p text:style-name="P1">- selector1 selector2 (descendientes, ej: p span)</text:p>
      <text:p text:style-name="P1">- selector1 &gt; selector2 (selector2 hijo de selector1, ej: p &gt; span)</text:p>
      <text:p text:style-name="P1">- selector1 + selector2 (selector2 hermano de selector1)</text:p>
      <text:p text:style-name="P1"/>
      <text:p text:style-name="P1"># PSEUDO-CLASES #</text:p>
      <text:p text:style-name="P1">- selector:first-of-type -&gt; Primero de su tipo</text:p>
      <text:p text:style-name="P1">- selector:nth-of-type(n) -&gt; Enésimo hermano de su tipo</text:p>
      <text:p text:style-name="P1">- selector:nth-last-of-type(n) -&gt; Enésimo hermano tipo desde el final</text:p>
      <text:p text:style-name="P1"/>
      <text:p text:style-name="P1">- selector:first-child <text:s/>-&gt; Primer hermano</text:p>
      <text:p text:style-name="P1">- selector:nth-child(n) -&gt; Enésimo hermano </text:p>
      <text:p text:style-name="P1"/>
      <text:p text:style-name="P1">- selector:link -&gt; No visitado</text:p>
      <text:p text:style-name="P1">- selector:visited -&gt; Visitado</text:p>
      <text:p text:style-name="P1">- selector:hover -&gt; Pasa el cursor por encima</text:p>
      <text:p text:style-name="P1">- selector:focus -&gt; Está dentro del elemento (ej: input)</text:p>
      <text:p text:style-name="P1">- selector:active -&gt; Clic en el elemento</text:p>
      <text:p text:style-name="P1"/>
      <text:p text:style-name="P1"/>
      <text:p text:style-name="P1"># PSEUDO-ELEMENTOS #</text:p>
      <text:p text:style-name="P1">- ::first-line -&gt; Primera línea</text:p>
      <text:p text:style-name="P1">- ::first-letter -&gt; Letra capital</text:p>
      <text:p text:style-name="P1">- ::before -&gt; Añade contenido al principio</text:p>
      <text:p text:style-name="P1"/>
      <text:p text:style-name="P1">2. Medidas y Colores</text:p>
      <text:p text:style-name="P1">- Absolutas: cm, mm, in (pulgadas), pt, pc</text:p>
      <text:p text:style-name="P1">- Relativas: px, em, ex, % (porcentaje)</text:p>
      <text:p text:style-name="P1">- #RGB (Rojo, Verde, Azul)</text:p>
      <text:p text:style-name="P1"><text:s text:c="4"/>- Rojo #F00 <text:s text:c="4"/>- Amarillo #FF0 <text:s text:c="4"/>- Gris Claro <text:s/>#CCC</text:p>
      <text:p text:style-name="P1"><text:s text:c="4"/>- Verde #0F0 <text:s text:c="3"/>- Cyan #0FF <text:s text:c="8"/>- Gris Oscuro #666</text:p>
      <text:p text:style-name="P1"><text:s text:c="4"/>- Azul #00F <text:s text:c="4"/>- Magenta #F0F <text:s text:c="5"/>- Blanco #FFF, Negro #000</text:p>
      <text:p text:style-name="P1"><text:s text:c="4"/>- RGB (Hexadecimal, 0-F)</text:p>
      <text:p text:style-name="P1"><text:s text:c="4"/>- Porcentaje (0-100, 0-100, 0-100)</text:p>
      <text:p text:style-name="P1"><text:s text:c="4"/>- Decimal (0-255, 0-255, 0-255)</text:p>
      <text:p text:style-name="P1"/>
      <text:p text:style-name="P1">3. Color y fondo (Propiedades) (8)</text:p>
      <text:p text:style-name="P1">- color -&gt; color de la fuenta</text:p>
      <text:p text:style-name="P1">- background-color -&gt; Color de fondo</text:p>
      <text:p text:style-name="P1">- background-image -&gt; Imagen de fondo (url)</text:p>
      <text:p text:style-name="P1">- background-repeat -&gt; Repetición del fondo </text:p>
      <text:p text:style-name="P1"><text:soft-page-break/>- background-attachment -&gt; Fijación del fondo (scroll|fixed)</text:p>
      <text:p text:style-name="P1">- background-position -&gt; Posición del fondo</text:p>
      <text:p text:style-name="P1">- background-size -&gt; Tamaño del fondo </text:p>
      <text:p text:style-name="P1">- opacity -&gt; Opacidad del elemento</text:p>
      <text:p text:style-name="P1"/>
      <text:p text:style-name="P1">4. Texto (8)</text:p>
      <text:p text:style-name="P1">- text-indent -&gt; Sangría de primera línea</text:p>
      <text:p text:style-name="P1">- text-align -&gt; Alineación del texto</text:p>
      <text:p text:style-name="P1">- text-decoration -&gt; Subrayado, Sobrerayado, tachado</text:p>
      <text:p text:style-name="P1">- letter-spacing -&gt; Espacio entre letras</text:p>
      <text:p text:style-name="P1">- word-spacing -&gt; Espacio entre palabras</text:p>
      <text:p text:style-name="P1">- text-transform -&gt; Mayúsculas iniciales, Mayúsculas, Minúsculas</text:p>
      <text:p text:style-name="P1">- line-height -&gt; Interlineado</text:p>
      <text:p text:style-name="P1">- vertical-align -&gt; Alineación vertical</text:p>
      <text:p text:style-name="P1"/>
      <text:p text:style-name="P1">5. Fuentes (7)</text:p>
      <text:p text:style-name="P1">- @font-face -&gt; Agregar fuente</text:p>
      <text:p text:style-name="P1">- font-family -&gt; La fuente</text:p>
      <text:p text:style-name="P1">- font-style -&gt; Cursiva</text:p>
      <text:p text:style-name="P1">- font-variant -&gt; Versalitas</text:p>
      <text:p text:style-name="P1">- font-weight -&gt; Grosor de fuente </text:p>
      <text:p text:style-name="P1">- font-size -&gt; Tamaño fuente</text:p>
      <text:p text:style-name="P1">- font-stretch -&gt; Separación de fuentes</text:p>
      <text:p text:style-name="P1"/>
      <text:p text:style-name="P1">6. Listas (4)</text:p>
      <text:p text:style-name="P1">- list-style-type -&gt; Tipo de viñeta/numeración</text:p>
      <text:p text:style-name="P1">- list-style-imagen -&gt; Imagen de viñeta</text:p>
      <text:p text:style-name="P1">- list-style-position -&gt; Posición viñeta/numeración</text:p>
      <text:p text:style-name="P1">- list-style -&gt; Genérico </text:p>
      <text:p text:style-name="P1"/>
      <text:p text:style-name="P1">7. Tablas (4)</text:p>
      <text:p text:style-name="P1">- caption-side -&gt; Posición del titulo</text:p>
      <text:p text:style-name="P1">- border-collapse -&gt; Celdas juntas/separadas</text:p>
      <text:p text:style-name="P1">- border-spacing -&gt; Espaciado entre celdas</text:p>
      <text:p text:style-name="P1">- empty-cells -&gt; Celdas vacias visibles/no</text:p>
      <text:p text:style-name="P1"/>
      <text:p text:style-name="P1">8. Cajas (24)</text:p>
      <text:p text:style-name="P1">- padding -&gt; Relleno (top, right, bottom, left)</text:p>
      <text:p text:style-name="P1">- margin -&gt; Margen (top, right, bottom, left)</text:p>
      <text:p text:style-name="P1">- border-width -&gt; Grosor de borde (top, right, bottom, left)</text:p>
      <text:p text:style-name="P1">- border-color -&gt; Color de borde (top, right, bottom, left)</text:p>
      <text:p text:style-name="P1">- border-style -&gt; Estilo de borde (dashed, dotted, solid, etc)</text:p>
      <text:p text:style-name="P1">- border-radius -&gt; Radio de borde</text:p>
      <text:p text:style-name="P1">- width -&gt; Ancho (min/max)</text:p>
      <text:p text:style-name="P1">- height -&gt; Alto (min/max)</text:p>
      <text:p text:style-name="P1"/>
      <text:p text:style-name="P1">9. Posicionamiento (8)</text:p>
      <text:p text:style-name="P1">- display -&gt; Bloque/Línea (none -&gt; Quita el elemento)</text:p>
      <text:p text:style-name="P1">- position -&gt; Posición general (static | relative | absolute | fixed)</text:p>
      <text:p text:style-name="P1">- top right bottom left -&gt; Desplazamiento sup, dcho, inf o izq</text:p>
      <text:p text:style-name="P1">- float -&gt; Cajas flotantes (left | right)</text:p>
      <text:p text:style-name="P1">- clear -&gt; Nada alrededor ( left | right | both)</text:p>
      <text:p text:style-name="P1"><text:soft-page-break/>- z-index -&gt; Capas</text:p>
      <text:p text:style-name="P1">- visibility -&gt; (hidden) Ocultar elemento</text:p>
      <text:p text:style-name="P1">- overflow -&gt; Desbordamiento de la caja</text:p>
      <text:p text:style-name="P1"/>
      <text:p text:style-name="P1">10. Sombras y cursores (3)</text:p>
      <text:p text:style-name="P1">- text-shadow -&gt; Sombra de texto</text:p>
      <text:p text:style-name="P1">- box-shadow -&gt; Sombra de caja</text:p>
      <text:p text:style-name="P1">- cursor -&gt; forma del cursor (pointer, help, move)</text:p>
      <text:p text:style-name="P1"/>
      <text:p text:style-name="P1">11. Gradientes y transiciones (10)</text:p>
      <text:p text:style-name="P1">- background: linear-gradient -&gt; Gradiente lineal</text:p>
      <text:p text:style-name="P1">- background: radial-gradient -&gt; Gradiente radial</text:p>
      <text:p text:style-name="P1">- transform: scale -&gt; Escalar</text:p>
      <text:p text:style-name="P1">- transform: translate -&gt; Mover</text:p>
      <text:p text:style-name="P1">- transform: rotate -&gt; Girar</text:p>
      <text:p text:style-name="P1">- transform: skew -&gt; Distorsion Trapezoidal </text:p>
      <text:p text:style-name="P1">- animation-name -&gt; Nombrar la animación</text:p>
      <text:p text:style-name="P1">- animation-duration -&gt; Duración</text:p>
      <text:p text:style-name="P1">- animation-timing-function -&gt; Acelerar (lineal, ease, ease-in, ease-out)</text:p>
      <text:p text:style-name="P1">- animation-delay -&gt; Retardo animación</text:p>
      <text:p text:style-name="P1"/>
      <text:p text:style-name="P1">12. Filtros y columnas (12)</text:p>
      <text:p text:style-name="P1">- filter: blur() -&gt; Desenfoque</text:p>
      <text:p text:style-name="P1">- filter: brightness() -&gt; Oscurecer|Iluminar</text:p>
      <text:p text:style-name="P1">- filter: contrast() -&gt; Contraste</text:p>
      <text:p text:style-name="P1">- filter: grayscale() -&gt; Escala de grises</text:p>
      <text:p text:style-name="P1">- filter: opacity() -&gt; Opacidad</text:p>
      <text:p text:style-name="P1">- filter: saturate() -&gt; Saturación</text:p>
      <text:p text:style-name="P1">- filter: sepia() -&gt; Color sepia</text:p>
      <text:p text:style-name="P1">- column-count -&gt; Número columnas (uniformes)</text:p>
      <text:p text:style-name="P1">- column-width -&gt; Ancho columnas (Incompatible con el column-count)</text:p>
      <text:p text:style-name="P1">- column-rule -&gt; Rayas entre columnas</text:p>
      <text:p text:style-name="P1">- column-gap -&gt; Espaciado entre columnas</text:p>
      <text:p text:style-name="P2">- column-span -&gt; Inicio nueva column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6:34:50.806269021</meta:creation-date>
    <dc:date>2024-12-20T20:55:18.182336844</dc:date>
    <meta:editing-duration>PT3H58M16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3" meta:paragraph-count="119" meta:word-count="724" meta:character-count="4592" meta:non-whitespace-character-count="3926"/>
  </office:meta>
</office:document-meta>
</file>